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ba507" officeooo:paragraph-rsid="000ba507"/>
    </style:style>
    <style:style style:name="P2" style:family="paragraph" style:parent-style-name="Text_20_body">
      <style:text-properties officeooo:rsid="0011dfe9" officeooo:paragraph-rsid="0011dfe9"/>
    </style:style>
    <style:style style:name="P3" style:family="paragraph" style:parent-style-name="Text_20_body">
      <style:text-properties officeooo:rsid="00151937" officeooo:paragraph-rsid="00151937"/>
    </style:style>
    <style:style style:name="P4" style:family="paragraph" style:parent-style-name="Text_20_body">
      <style:text-properties style:text-underline-style="solid" style:text-underline-width="auto" style:text-underline-color="font-color" officeooo:rsid="0015a04f" officeooo:paragraph-rsid="0015a04f"/>
    </style:style>
    <style:style style:name="P5" style:family="paragraph" style:parent-style-name="Text_20_body">
      <style:text-properties style:text-underline-style="solid" style:text-underline-width="auto" style:text-underline-color="font-color" officeooo:rsid="001f16fa" officeooo:paragraph-rsid="001f16fa"/>
    </style:style>
    <style:style style:name="P6" style:family="paragraph" style:parent-style-name="Text_20_body">
      <style:text-properties style:text-underline-style="solid" style:text-underline-width="auto" style:text-underline-color="font-color" officeooo:rsid="001f93ed" officeooo:paragraph-rsid="001f93ed"/>
    </style:style>
    <style:style style:name="P7" style:family="paragraph" style:parent-style-name="Text_20_body">
      <style:text-properties style:text-underline-style="solid" style:text-underline-width="auto" style:text-underline-color="font-color" officeooo:rsid="00209136" officeooo:paragraph-rsid="00209136"/>
    </style:style>
    <style:style style:name="P8" style:family="paragraph" style:parent-style-name="Text_20_body">
      <style:text-properties style:text-underline-style="solid" style:text-underline-width="auto" style:text-underline-color="font-color" officeooo:rsid="00223fae" officeooo:paragraph-rsid="00223fae"/>
    </style:style>
    <style:style style:name="P9" style:family="paragraph" style:parent-style-name="Text_20_body">
      <style:text-properties style:text-underline-style="solid" style:text-underline-width="auto" style:text-underline-color="font-color" officeooo:rsid="0022c372" officeooo:paragraph-rsid="0022c372"/>
    </style:style>
    <style:style style:name="P10" style:family="paragraph" style:parent-style-name="Text_20_body">
      <style:text-properties style:text-underline-style="solid" style:text-underline-width="auto" style:text-underline-color="font-color" officeooo:rsid="0023a164" officeooo:paragraph-rsid="0023a164"/>
    </style:style>
    <style:style style:name="P11" style:family="paragraph" style:parent-style-name="Text_20_body">
      <style:text-properties style:text-underline-style="none" officeooo:rsid="00174081" officeooo:paragraph-rsid="00174081"/>
    </style:style>
    <style:style style:name="P12" style:family="paragraph" style:parent-style-name="Text_20_body">
      <style:text-properties style:text-underline-style="none" officeooo:rsid="0018aecb" officeooo:paragraph-rsid="0018aecb"/>
    </style:style>
    <style:style style:name="P13" style:family="paragraph" style:parent-style-name="Text_20_body">
      <style:text-properties style:text-underline-style="none" officeooo:rsid="001c851a" officeooo:paragraph-rsid="001c851a"/>
    </style:style>
    <style:style style:name="P14" style:family="paragraph" style:parent-style-name="Text_20_body">
      <style:text-properties style:text-underline-style="none" officeooo:rsid="0025d684" officeooo:paragraph-rsid="0025d684"/>
    </style:style>
    <style:style style:name="P15" style:family="paragraph" style:parent-style-name="Text_20_body">
      <style:text-properties style:text-underline-style="none" officeooo:rsid="0028513e" officeooo:paragraph-rsid="0028513e"/>
    </style:style>
    <style:style style:name="P16" style:family="paragraph" style:parent-style-name="Text_20_body">
      <style:text-properties style:text-underline-style="none" officeooo:rsid="002ba9fb" officeooo:paragraph-rsid="002ba9fb"/>
    </style:style>
    <style:style style:name="P17" style:family="paragraph" style:parent-style-name="Text_20_body">
      <style:text-properties style:text-underline-style="none" officeooo:rsid="002d3016" officeooo:paragraph-rsid="002d3016"/>
    </style:style>
    <style:style style:name="P18" style:family="paragraph" style:parent-style-name="Text_20_body">
      <style:text-properties style:text-underline-style="none" officeooo:rsid="002f0929" officeooo:paragraph-rsid="002f0929"/>
    </style:style>
    <style:style style:name="P19" style:family="paragraph" style:parent-style-name="Text_20_body">
      <style:text-properties style:text-underline-style="none" officeooo:rsid="002f18a0" officeooo:paragraph-rsid="002f18a0"/>
    </style:style>
    <style:style style:name="P20" style:family="paragraph" style:parent-style-name="Text_20_body" style:list-style-name="L1">
      <style:text-properties style:text-underline-style="none" officeooo:rsid="002f18a0" officeooo:paragraph-rsid="002f18a0"/>
    </style:style>
    <style:style style:name="P21" style:family="paragraph" style:parent-style-name="Text_20_body" style:list-style-name="L1">
      <style:text-properties style:text-underline-style="none" officeooo:rsid="0032147a" officeooo:paragraph-rsid="0032147a"/>
    </style:style>
    <style:style style:name="P22" style:family="paragraph" style:parent-style-name="Text_20_body" style:list-style-name="L1">
      <style:text-properties style:text-underline-style="none" officeooo:rsid="00340abb" officeooo:paragraph-rsid="00340abb"/>
    </style:style>
    <style:style style:name="P23" style:family="paragraph" style:parent-style-name="Text_20_body" style:list-style-name="L1">
      <style:text-properties style:text-underline-style="none" officeooo:rsid="00376c86" officeooo:paragraph-rsid="00376c86"/>
    </style:style>
    <style:style style:name="P24" style:family="paragraph" style:parent-style-name="Text_20_body">
      <style:text-properties style:text-underline-style="none" officeooo:rsid="0037f1e5" officeooo:paragraph-rsid="0037f1e5"/>
    </style:style>
    <style:style style:name="P25" style:family="paragraph" style:parent-style-name="Text_20_body">
      <style:text-properties style:text-underline-style="none" officeooo:rsid="00390cb2" officeooo:paragraph-rsid="00390cb2"/>
    </style:style>
    <style:style style:name="P26" style:family="paragraph" style:parent-style-name="Text_20_body">
      <style:text-properties style:text-underline-style="none" officeooo:rsid="00401768" officeooo:paragraph-rsid="00401768"/>
    </style:style>
    <style:style style:name="P27" style:family="paragraph" style:parent-style-name="Text_20_body" style:list-style-name="L2">
      <style:text-properties style:text-underline-style="none" officeooo:rsid="00401768" officeooo:paragraph-rsid="00401768"/>
    </style:style>
    <style:style style:name="P28" style:family="paragraph" style:parent-style-name="Text_20_body">
      <style:text-properties style:text-underline-style="none" officeooo:rsid="0040fc7e" officeooo:paragraph-rsid="0040fc7e"/>
    </style:style>
    <style:style style:name="P29" style:family="paragraph" style:parent-style-name="Text_20_body">
      <style:text-properties style:text-underline-style="none" officeooo:rsid="00441ee6" officeooo:paragraph-rsid="00441ee6"/>
    </style:style>
    <style:style style:name="P30" style:family="paragraph" style:parent-style-name="Text_20_body">
      <style:text-properties style:text-underline-style="none" officeooo:rsid="004cc933" officeooo:paragraph-rsid="004cc933"/>
    </style:style>
    <style:style style:name="P31" style:family="paragraph" style:parent-style-name="Text_20_body">
      <style:text-properties style:text-underline-style="none" officeooo:rsid="004f4b77" officeooo:paragraph-rsid="004f4b77"/>
    </style:style>
    <style:style style:name="P32" style:family="paragraph" style:parent-style-name="Text_20_body">
      <style:text-properties style:text-underline-style="none" officeooo:rsid="00563649" officeooo:paragraph-rsid="00563649"/>
    </style:style>
    <style:style style:name="P33" style:family="paragraph" style:parent-style-name="Text_20_body">
      <style:text-properties style:text-position="0% 100%" style:text-underline-style="none" officeooo:rsid="0044e7a8" officeooo:paragraph-rsid="0044e7a8"/>
    </style:style>
    <style:style style:name="P34" style:family="paragraph" style:parent-style-name="Text_20_body">
      <style:text-properties style:text-position="0% 100%" style:text-underline-style="none" officeooo:rsid="00461b06" officeooo:paragraph-rsid="00461b06"/>
    </style:style>
    <style:style style:name="P35" style:family="paragraph" style:parent-style-name="Text_20_body" style:list-style-name="L3">
      <style:text-properties style:text-position="0% 100%" style:text-underline-style="none" officeooo:rsid="00461b06" officeooo:paragraph-rsid="00461b06"/>
    </style:style>
    <style:style style:name="P36" style:family="paragraph" style:parent-style-name="Text_20_body">
      <style:text-properties style:text-position="0% 100%" style:text-underline-style="none" officeooo:rsid="004810bd" officeooo:paragraph-rsid="004810bd"/>
    </style:style>
    <style:style style:name="P37" style:family="paragraph" style:parent-style-name="Text_20_body">
      <style:text-properties style:text-position="0% 100%" style:text-underline-style="solid" style:text-underline-width="auto" style:text-underline-color="font-color" officeooo:rsid="00464094" officeooo:paragraph-rsid="00464094"/>
    </style:style>
    <style:style style:name="P38" style:family="paragraph" style:parent-style-name="Title">
      <style:text-properties officeooo:rsid="000ba507" officeooo:paragraph-rsid="000ba507"/>
    </style:style>
    <style:style style:name="T1" style:family="text">
      <style:text-properties officeooo:rsid="0013af73"/>
    </style:style>
    <style:style style:name="T2" style:family="text">
      <style:text-properties officeooo:rsid="00192fbb"/>
    </style:style>
    <style:style style:name="T3" style:family="text">
      <style:text-properties officeooo:rsid="001aff8d"/>
    </style:style>
    <style:style style:name="T4" style:family="text">
      <style:text-properties officeooo:rsid="0026882f"/>
    </style:style>
    <style:style style:name="T5" style:family="text">
      <style:text-properties officeooo:rsid="0026ebea"/>
    </style:style>
    <style:style style:name="T6" style:family="text">
      <style:text-properties officeooo:rsid="0027f97a"/>
    </style:style>
    <style:style style:name="T7" style:family="text">
      <style:text-properties officeooo:rsid="00282613"/>
    </style:style>
    <style:style style:name="T8" style:family="text">
      <style:text-properties officeooo:rsid="00284759"/>
    </style:style>
    <style:style style:name="T9" style:family="text">
      <style:text-properties officeooo:rsid="00299636"/>
    </style:style>
    <style:style style:name="T10" style:family="text">
      <style:text-properties officeooo:rsid="002ab046"/>
    </style:style>
    <style:style style:name="T11" style:family="text">
      <style:text-properties officeooo:rsid="002ca007"/>
    </style:style>
    <style:style style:name="T12" style:family="text">
      <style:text-properties officeooo:rsid="0031b591"/>
    </style:style>
    <style:style style:name="T13" style:family="text">
      <style:text-properties officeooo:rsid="003287ec"/>
    </style:style>
    <style:style style:name="T14" style:family="text">
      <style:text-properties officeooo:rsid="0034fd3e"/>
    </style:style>
    <style:style style:name="T15" style:family="text">
      <style:text-properties officeooo:rsid="0035b060"/>
    </style:style>
    <style:style style:name="T16" style:family="text">
      <style:text-properties officeooo:rsid="003ab09b"/>
    </style:style>
    <style:style style:name="T17" style:family="text">
      <style:text-properties officeooo:rsid="003c0a0f"/>
    </style:style>
    <style:style style:name="T18" style:family="text">
      <style:text-properties officeooo:rsid="003deda9"/>
    </style:style>
    <style:style style:name="T19" style:family="text">
      <style:text-properties officeooo:rsid="003eae57"/>
    </style:style>
    <style:style style:name="T20" style:family="text">
      <style:text-properties officeooo:rsid="00428757"/>
    </style:style>
    <style:style style:name="T21" style:family="text">
      <style:text-properties officeooo:rsid="004324c5"/>
    </style:style>
    <style:style style:name="T22" style:family="text">
      <style:text-properties officeooo:rsid="004336be"/>
    </style:style>
    <style:style style:name="T23" style:family="text">
      <style:text-properties style:text-position="sub 58%"/>
    </style:style>
    <style:style style:name="T24" style:family="text">
      <style:text-properties style:text-position="0% 100%"/>
    </style:style>
    <style:style style:name="T25" style:family="text">
      <style:text-properties officeooo:rsid="0046705f"/>
    </style:style>
    <style:style style:name="T26" style:family="text">
      <style:text-properties officeooo:rsid="0048ab2a"/>
    </style:style>
    <style:style style:name="T27" style:family="text">
      <style:text-properties officeooo:rsid="004a635e"/>
    </style:style>
    <style:style style:name="T28" style:family="text">
      <style:text-properties officeooo:rsid="004e1ebe"/>
    </style:style>
    <style:style style:name="T29" style:family="text">
      <style:text-properties officeooo:rsid="00500bbf"/>
    </style:style>
    <style:style style:name="T30" style:family="text">
      <style:text-properties officeooo:rsid="0051ac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Persistence</text:p>
      <text:p text:style-name="P1">Hard Disk Drives</text:p>
      <text:p text:style-name="P2">We dive into the device hard disk drive (HDD). <text:span text:style-name="T1">The HDD has been the main form of persistent data storage in computer systems for decades and much of the development of file system technology is predicted on their behavior. </text:span></text:p>
      <text:p text:style-name="P3">It is important to understand the details of a disk’s operation before building the file system software that manages it. </text:p>
      <text:p text:style-name="P4">The Crux: How Do We Build And Access Data On Disk?</text:p>
      <text:p text:style-name="P11">37.1 The Interface</text:p>
      <text:p text:style-name="P14">The basic interface for all modern drives is straightforward. <text:span text:style-name="T4">The drive consists of large number of sectors (512-byte blocks), </text:span><text:span text:style-name="T5">each of which can be read or written. </text:span><text:span text:style-name="T6">The sectors are numbered from 0 – n-1 </text:span><text:span text:style-name="T7">where n is number of sectors. </text:span><text:span text:style-name="T8">So we can say that the address space of the drive is 0 to n-1. </text:span></text:p>
      <text:p text:style-name="P15">Multisector reads and writes are possible. <text:span text:style-name="T9">But when updating the disk, the only guarantee is that a single 512-byte write is atomic. </text:span><text:span text:style-name="T10">If an untimely loss of power occurs, we get a torn write (only a portion of the write may complete). </text:span></text:p>
      <text:p text:style-name="P16">Accessing 2 block near each other in the address space is faster than accessing sparse blocks. <text:span text:style-name="T11">Accessing blocks in a contogious chunk is the fastest access mode, much faster than any more random access pattern. </text:span></text:p>
      <text:p text:style-name="P12">37.2 Basic Geometry</text:p>
      <text:p text:style-name="P17">platter</text:p>
      <text:p text:style-name="P17">spindle</text:p>
      <text:p text:style-name="P17">rotations per minute (RPM)</text:p>
      <text:p text:style-name="P18">track</text:p>
      <text:p text:style-name="P18">disk head</text:p>
      <text:p text:style-name="P18">disk arm</text:p>
      <text:p text:style-name="P12">37.3 <text:span text:style-name="T2">A Simple Disk Drive</text:span></text:p>
      <text:p text:style-name="P19">We build up a simple model to understand how a disk work. </text:p>
      <text:list xml:id="list2799612106" text:style-name="L1">
        <text:list-item>
          <text:p text:style-name="P21">Simple disk with a single track</text:p>
        </text:list-item>
        <text:list-item>
          <text:p text:style-name="P20">12 sectors <text:span text:style-name="T13">(addresses 0 – 11)</text:span></text:p>
        </text:list-item>
        <text:list-item>
          <text:p text:style-name="P20">512 bytes <text:span text:style-name="T12">sector size</text:span></text:p>
        </text:list-item>
        <text:list-item>
          <text:p text:style-name="P22">Disk head attached to a disk arm <text:span text:style-name="T14">(read/write</text:span><text:span text:style-name="T15">)</text:span></text:p>
        </text:list-item>
        <text:list-item>
          <text:p text:style-name="P23">Rotation: counter clock-wise. </text:p>
        </text:list-item>
      </text:list>
      <text:p text:style-name="P8">Single-track Latency: The Rotational Delay</text:p>
      <text:p text:style-name="P24"><text:soft-page-break/>The disk must wait for a the desired sector to rotate under the disk head (called rotational delay). </text:p>
      <text:p text:style-name="P9">Multiple Tracks: Seek Time</text:p>
      <text:p text:style-name="P25">Modern disks have millions of tracks. <text:span text:style-name="T16">In a multi-track disk (a normal one today), we must move the disk arm to the right track, called </text:span><text:span text:style-name="T17">a seek. </text:span><text:span text:style-name="T18">When a desired sector is passed under the disk head, the final phase of the I/O will take place, known as the transfer. </text:span><text:span text:style-name="T19">Here, data is either read or written to the surface. </text:span></text:p>
      <text:p text:style-name="P26">Not wondering why a disk operation (I/O) is slow: </text:p>
      <text:list xml:id="list1800962304" text:style-name="L2">
        <text:list-item>
          <text:p text:style-name="P27">seek</text:p>
        </text:list-item>
        <text:list-item>
          <text:p text:style-name="P27">rotational delay</text:p>
        </text:list-item>
        <text:list-item>
          <text:p text:style-name="P27">transfer</text:p>
        </text:list-item>
      </text:list>
      <text:p text:style-name="P10">Some Other Details</text:p>
      <text:p text:style-name="P28">Track skew can be used in order to make sure that sequential reads can be properly serviced <text:span text:style-name="T20">even when crossing track boundaries. </text:span><text:span text:style-name="T21">Tracks are also diveded into zones, since outer tracks are longer due to geometry. </text:span><text:span text:style-name="T22">A modern disk drive also has a cache, sometimes called a track buffer. </text:span></text:p>
      <text:p text:style-name="P12">37.4 <text:span text:style-name="T3">I/O Time: Doing The Math</text:span></text:p>
      <text:p text:style-name="P29">T<text:span text:style-name="T23">I/O</text:span><text:span text:style-name="T24"> = T</text:span><text:span text:style-name="T23">seek</text:span><text:span text:style-name="T24"> + T</text:span><text:span text:style-name="T23">rotation </text:span><text:span text:style-name="T24">+ T</text:span><text:span text:style-name="T23">transfer</text:span></text:p>
      <text:p text:style-name="P33">R<text:span text:style-name="T23">I/O</text:span> = Size<text:span text:style-name="T23">Transfer</text:span> / T<text:span text:style-name="T23">I/O</text:span></text:p>
      <text:p text:style-name="P34">So for HDDs there are 2 markets: </text:p>
      <text:list xml:id="list4223849260" text:style-name="L3">
        <text:list-item>
          <text:p text:style-name="P35">High Performance</text:p>
        </text:list-item>
        <text:list-item>
          <text:p text:style-name="P35">Capacity</text:p>
        </text:list-item>
      </text:list>
      <text:p text:style-name="P37">Tip: Use Disk Sequ<text:span text:style-name="T25">e</text:span>ntially</text:p>
      <text:p text:style-name="P36">Data transfers to and form disk shall be done in a sequentially manner. If nnot possible, use large chunks: the bigger, the better <text:span text:style-name="T26">since I/O is slow. </text:span><text:span text:style-name="T27">I/O should not be done randomly in small pieces. </text:span></text:p>
      <text:p text:style-name="P12">37.5 <text:span text:style-name="T3">Disk Scheduling</text:span></text:p>
      <text:p text:style-name="P30">Because of the high cost of issuing an I/O, the OS has played a role in deciding the order of how I/Os are issued to the disk. <text:span text:style-name="T28">This is done with the disk scheduler which examines requests and decides which I/O to schedule next. </text:span></text:p>
      <text:p text:style-name="P31">Scheduling is based on the estimation of time for a specific <text:span text:style-name="T29">request. </text:span><text:span text:style-name="T30">The disk scheduler will try to follow the principle of shortest job first (SJF).</text:span></text:p>
      <text:p text:style-name="P5">SSTF: Shortest Seek Time First</text:p>
      <text:p text:style-name="P5">Elevator (a.k.a. SCAN or C-SCAN)</text:p>
      <text:p text:style-name="P6">SPTF: Shortest Positioning Time First</text:p>
      <text:p text:style-name="P7">Other Scheduling Issues</text:p>
      <text:p text:style-name="P13">37.6 Summary</text:p>
      <text:p text:style-name="P32">We have presented a summary of how a disk work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14:34:37.109582675</meta:creation-date>
    <dc:date>2020-12-21T15:27:10.909545632</dc:date>
    <meta:editing-duration>PT52M</meta:editing-duration>
    <meta:editing-cycles>74</meta:editing-cycles>
    <meta:generator>LibreOffice/6.4.6.2$Linux_X86_64 LibreOffice_project/40$Build-2</meta:generator>
    <meta:document-statistic meta:table-count="0" meta:image-count="0" meta:object-count="0" meta:page-count="2" meta:paragraph-count="50" meta:word-count="599" meta:character-count="3327" meta:non-whitespace-character-count="2771"/>
  </office:meta>
</office:document-meta>
</file>